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9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188.16pt"/>
    </style:style>
    <style:style style:name="co4" style:family="table-column">
      <style:table-column-properties fo:break-before="auto" style:column-width="176.54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ro5" style:family="table-row">
      <style:table-row-properties style:row-height="21.94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iMX8MPLUS-SOM-EVB_Rev_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9,R11,R12,R17,R18,R20,R21,</text:p>
            <text:p>R40,R77,R78,R79,R102,R103,</text:p>
            <text:p>R104,R105,R12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8,R99,R100,R1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4,R5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6,R6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52,R59,R63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7,R10,R13,R16,R19,R22,R23,</text:p>
            <text:p>R24,R25,R26,R27,R28,R35,</text:p>
            <text:p>R36,R49,R8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5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4,R43,R44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,R42,R82,R93,R94,R95,R96,</text:p>
            <text:p>R109,R110,R111,R112,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83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29,R33,R37,R47,R51,R54,</text:p>
            <text:p>R58,R62,R64,R66,R67,R76,R84,</text:p>
            <text:p>R87,R106,R10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2,R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9,R90,R91,R92,R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0805_(4X0402)_22R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2,RM3,RM5,RM6,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4.7k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1,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2,C33,C50,C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3,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/5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7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8,C89</text:p>
          </table:table-cell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5,C7,C8,C10,C11,C14,</text:p>
            <text:p>C15,C17,C18,C20,C23,C27,C28,</text:p>
            <text:p>C29,C30,C31,C37,C42,C43,C44,</text:p>
            <text:p>C46,C47,C48,C54,C55,C56,C57,</text:p>
            <text:p>C58,C59,C64,C65,C69,C74,C78,</text:p>
            <text:p>C79,C80,C81,C82,C83,C84,C85,</text:p>
            <text:p>C86,C87,C90,C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0,C41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49,C60,C61,C62,C63,C70,</text:p>
            <text:p>C71,C73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,C21,C22,C26,C34,C35,C36,</text:p>
            <text:p>C45,C52,C53,C9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,C9,C12,C13,C19,C25,C38,</text:p>
            <text:p>C39,C66,C67,C72,C76,C77,</text:p>
            <text:p>C95,C96,C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2,D5,D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SSD-LED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7,L8,L9,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35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3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,FET4,FET5,</text:p>
            <text:p>FET6,FET7,FET8,FET9,FET10,</text:p>
            <text:p>FET11,FET12,FET14,FET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25MHz/20pF/20ppm/2P/5x3.2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1,Q2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N74LVC2T45DCUR(VSSOP-8)</text:p>
          </table:table-cell>
          <table:table-cell table:style-name="ce5" office:value-type="string" calcext:value-type="string">
            <text:p>VSSOP-8_Pitch-0.50mm_Pad-0.25mm_</text:p>
            <text:p>Dimensions-2.30x2.00x1.00mm</text:p>
          </table:table-cell>
          <table:table-cell office:value-type="string" calcext:value-type="string">
            <text:p>U15,U16,U17,U1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SZ9031RNXCC(QFN48_1DRILL</text:p>
            <text:p>(PADPITCH-0.5MM))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4,U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,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,V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126DBVR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P2562-E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5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8388(QFN28)</text:p>
          </table:table-cell>
          <table:table-cell table:style-name="ce6" office:value-type="string" calcext:value-type="string">
            <text:p>QFN28_EP(29)4.076x4.076x0.9mmPitch0.45mm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SC557-0344FE1T(QFN-14)</text:p>
          </table:table-cell>
          <table:table-cell table:style-name="ce5" office:value-type="string" calcext:value-type="string">
            <text:p>QFN-14_3.20x2.50x0.9mm_Pitch_0.5mm</text:p>
          </table:table-cell>
          <table:table-cell office:value-type="string" calcext:value-type="string">
            <text:p>U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40-LF(GBH254SMT-40)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10-LF(GBH254SMT-10)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MALE-PAV16X-2x20-HIGH</text:p>
          </table:table-cell>
          <table:table-cell table:style-name="ce5" office:value-type="string" calcext:value-type="string">
            <text:p>GPH127SMT-02X20(PA-V16X-2X20-LF)</text:p>
          </table:table-cell>
          <table:table-cell office:value-type="string" calcext:value-type="string">
            <text:p>GPIO1,GPIO2,GPIO3,</text:p>
            <text:p>GPIO5,GPIO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table:style-name="ce5" office:value-type="string" calcext:value-type="string">
            <text:p>GPH127SMT-02X10(PA-V16X-2X10-LF)</text:p>
          </table:table-cell>
          <table:table-cell office:value-type="string" calcext:value-type="string">
            <text:p>GPIO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J-3.5-365-3P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HEADPHONES1,MICROPHON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lash_Con[DF12(3.0)-40DS-0.5V(86)]</text:p>
          </table:table-cell>
          <table:table-cell office:value-type="string" calcext:value-type="string">
            <text:p>Flash_Con[DF12(3.0)-40DS-0.5V(86)]</text:p>
          </table:table-cell>
          <table:table-cell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,LA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_J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A53_DBG1,M7_DB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,CA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26-LF(GBH254SMT-26)</text:p>
          </table:table-cell>
          <table:table-cell office:value-type="string" calcext:value-type="string">
            <text:p>GBH-254-SMT-26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D-M2(APCI0107-P001A)</text:p>
          </table:table-cell>
          <table:table-cell office:value-type="string" calcext:value-type="string">
            <text:p>m.2_M(NGFF-W42R-5809-LF)</text:p>
          </table:table-cell>
          <table:table-cell office:value-type="string" calcext:value-type="string">
            <text:p>X1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USB-SWZ1BL-9A-LF</text:p>
          </table:table-cell>
          <table:table-cell office:value-type="string" calcext:value-type="string">
            <text:p>USB3.0-TypeA(USB-SWZ1BL-9A-LF)</text:p>
          </table:table-cell>
          <table:table-cell office:value-type="string" calcext:value-type="string">
            <text:p>USB3.0_TYPE-A2,</text:p>
            <text:p>USB3.0_TYPE-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BOOT_SWITCH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PWR1,RST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,TVS3,TVS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AN_T1,CAN_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1,U2,U3</text:p>
          </table:table-cell>
          <table:table-cell table:number-columns-repeated="1020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1,R45,R46,R48,R53,R57,R61,</text:p>
            <text:p>R72,R73,R74,R85,R86,R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ESD5304D-10/TR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6,U7,U13,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5,R68,R69,R70,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AB-VCR-010-LF)</text:p>
          </table:table-cell>
          <table:table-cell office:value-type="string" calcext:value-type="string">
            <text:p>HAB-VCR-010-LF</text:p>
          </table:table-cell>
          <table:table-cell office:value-type="string" calcext:value-type="string">
            <text:p>ARM-JTAG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N5819S4/SOD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8,D9,D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/10V/10%/X7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1,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LMUN2211LT1G(SOT-23)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98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0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0/00/0000</text:date>, <text:time style:data-style-name="N2" text:time-value="12:48:32.970676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08T16:32:06.234049079</dc:date>
    <meta:editing-duration>PT4H33M17S</meta:editing-duration>
    <meta:editing-cycles>72</meta:editing-cycles>
    <meta:generator>LibreOffice/5.1.6.2$Linux_X86_64 LibreOffice_project/10m0$Build-2</meta:generator>
    <meta:document-statistic meta:table-count="1" meta:cell-count="316" meta:object-count="0"/>
  </office:meta>
</office:document-meta>
</file>